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5.308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list-style-name="">
      <style:paragraph-properties fo:line-height="150%" fo:text-align="start" style:justify-single-word="false">
        <style:tab-stops/>
      </style:paragraph-properties>
    </style:style>
    <style:style style:name="P6" style:family="paragraph" style:parent-style-name="Heading_20_1" style:master-page-name="Druhy">
      <style:paragraph-properties style:page-number="1"/>
    </style:style>
    <style:style style:name="P7" style:family="paragraph" style:parent-style-name="Standard">
      <style:text-properties officeooo:paragraph-rsid="00245eb2"/>
    </style:style>
    <style:style style:name="P8" style:family="paragraph" style:parent-style-name="Table">
      <style:paragraph-properties fo:keep-with-next="always"/>
    </style:style>
    <style:style style:name="P9" style:family="paragraph" style:parent-style-name="Standard">
      <style:text-properties officeooo:paragraph-rsid="008e6870"/>
    </style:style>
    <style:style style:name="P10" style:family="paragraph" style:parent-style-name="Standard">
      <style:text-properties officeooo:rsid="006624ff"/>
    </style:style>
    <style:style style:name="P11" style:family="paragraph" style:parent-style-name="Standard">
      <style:text-properties officeooo:rsid="006624ff" officeooo:paragraph-rsid="006624ff"/>
    </style:style>
    <style:style style:name="P12" style:family="paragraph" style:parent-style-name="Standard" style:master-page-name="Treti">
      <style:paragraph-properties style:page-number="auto"/>
      <style:text-properties officeooo:rsid="008c59fd" officeooo:paragraph-rsid="00895c23"/>
    </style:style>
    <style:style style:name="P13" style:family="paragraph" style:parent-style-name="Figure_20_Index_20_1">
      <style:paragraph-properties>
        <style:tab-stops>
          <style:tab-stop style:position="15.919cm" style:type="right" style:leader-style="dotted" style:leader-text="."/>
        </style:tab-stops>
      </style:paragraph-properties>
    </style:style>
    <style:style style:name="P14" style:family="paragraph" style:parent-style-name="Table_20_index_20_1">
      <style:paragraph-properties>
        <style:tab-stops>
          <style:tab-stop style:position="15.919cm" style:type="right" style:leader-style="dotted" style:leader-text="."/>
        </style:tab-stops>
      </style:paragraph-properties>
    </style:style>
    <style:style style:name="P15"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4" style:family="graphic" style:parent-style-name="Frame">
      <style:graphic-properties fo:margin-left="0cm" fo:margin-right="0cm" fo:margin-top="0cm" fo:margin-bottom="0cm" style:vertical-pos="middle" style:vertical-rel="text" style:horizontal-pos="from-left" style:horizontal-rel="paragraph-content" fo:padding="0cm" fo:border="none"/>
    </style:style>
    <style:style style:name="fr5"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800749376" text:id="ct39800749376">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
        <text:sequence-decl text:display-outline-level="0" text:name="Rovnic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
        <text:h text:style-name="P6" text:outline-level="1">Úvod</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
        <text:p text:style-name="Standard"/>
        <text:p text:style-name="Standard"><draw:frame draw:style-name="fr2" draw:name="Frame2" text:anchor-type="char" svg:width="15.998cm" draw:z-index="1"><draw:text-box fo:min-height="8.999cm"><text:p text:style-name="Graf"><draw:frame draw:style-name="fr3" draw:name="Object1" text:anchor-type="paragraph" svg:width="15.921cm" style:rel-width="100%" svg:height="8.955cm" style:rel-height="scale" draw:z-index="2"><draw:object xlink:href="./Object 1" xlink:type="simple" xlink:show="embed" xlink:actuate="onLoad" draw:notify-on-update-of-ranges="Table1"/><draw:image xlink:href="./ObjectReplacements/Object 1" xlink:type="simple" xlink:show="embed" xlink:actuate="onLoad"/></draw:frame>Graf <text:sequence text:ref-name="refGraf0" text:name="Graf" text:formula="ooow:Graf+1" style:num-format="1">1</text:sequence>: graf</text:p></draw:text-box></draw:frame></text:p>
        <text:p text:style-name="P8"><text:soft-page-break/>Table <text:sequence text:ref-name="refTable0" text:name="Table" text:formula="ooow:Table+1" style:num-format="1">1</text:sequence>: Tabulka</text:p>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Standard"/>
        <text:p text:style-name="Standard"/>
        <text:p text:style-name="Standard"><draw:frame draw:style-name="fr4" draw:name="Frame3" text:anchor-type="as-char" svg:width="10.664cm" draw:z-index="3"><draw:text-box fo:min-height="4.955cm"><text:p text:style-name="Rovnice"><draw:frame draw:style-name="fr5" draw:name="Object2" text:anchor-type="paragraph" svg:width="0.564cm" svg:height="0.471cm" style:rel-height="scale" draw:z-index="4"><draw:object xlink:href="./Object 2" xlink:type="simple" xlink:show="embed" xlink:actuate="onLoad"/><draw:image xlink:href="./ObjectReplacements/Object 2" xlink:type="simple" xlink:show="embed" xlink:actuate="onLoad"/></draw:frame>Rovnice <text:sequence text:ref-name="refRovnice0" text:name="Rovnice" text:formula="ooow:Rovnice+1" style:num-format="1">1</text:sequence>: rovnice</text:p></draw:text-box></draw:frame></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text:soft-page-break/>Diagnostické testy</text:p>
        <text:p text:style-name="List_20_2">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text:soft-page-break/>Nedostatek koordinace může vést k nedorozuměním, zbytečným prodlevám v léčbě a vyšší pracovní zátěži.</text:p>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text:soft-page-break/>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h text:style-name="Heading_20_1" text:outline-level="1">Závěr</text:h>
        <text:p text:style-name="P10">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800749376"/></text:p>
        <text:p text:style-name="P11"><text:change-end text:change-id="ct39800749376"/></text:p>
        <text:p text:style-name="P11"/>
        <text:p text:style-name="P11"/>
        <text:p text:style-name="P11"/>
        <text:p text:style-name="P12">awdawdalkw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phy</text:p>
            </text:index-title>
          </text:index-body>
        </text:bibliograph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index-body>
        </text:illustration-index>
        <text:illustration-index text:style-name="Sect1" text:protected="true" text:name="Table of Figures2">
          <text:illustration-index-source text:caption-sequence-name="Graf" text:caption-sequence-format="text">
            <text:index-title-template text:style-name="Figure_20_Index_20_Heading">Table of Graph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rotected="true">
              <text:p text:style-name="Figure_20_Index_20_Heading">Table of Graphs</text:p>
            </text:index-title>
            <text:p text:style-name="P13"><text:a xlink:type="simple" xlink:href="#Graf!0%7Csequence" office:name="Graf 1: graf" text:style-name="Index_20_Link" text:visited-style-name="Index_20_Link">Graf 1: graf<text:tab/>4</text:a></text:p>
          </text:index-body>
        </text:illustration-index>
        <text:illustration-index text:style-name="Sect1" text:protected="true" text:name="Table of Figures3">
          <text:illustration-index-source text:caption-sequence-name="Rovnice" text:caption-sequence-format="text">
            <text:index-title-template text:style-name="Figure_20_Index_20_Heading">Table of Rovnice</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3_Head" text:protected="true">
              <text:p text:style-name="Figure_20_Index_20_Heading">Table of Rovnice</text:p>
            </text:index-title>
            <text:p text:style-name="P13"><text:a xlink:type="simple" xlink:href="#Rovnice!0%7Csequence" office:name="Rovnice 1: rovnice" text:style-name="Index_20_Link" text:visited-style-name="Index_20_Link">Rovnice 1: rovnice<text:tab/>5</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rotected="true">
              <text:p text:style-name="Table_20_index_20_heading">Index of Tables</text:p>
            </text:index-title>
            <text:p text:style-name="P14"><text:a xlink:type="simple" xlink:href="#Table!0%7Csequence" office:name="Table 1: Tabulka" text:style-name="Index_20_Link" text:visited-style-name="Index_20_Link">Table 1: Tabulka<text:tab/>5</text:a></text:p>
          </text:index-body>
        </text:table-index>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Graf" style:family="paragraph" style:parent-style-name="Caption"/>
    <style:style style:name="Comment" style:family="paragraph" style:parent-style-name="Standard" style:class="extra">
      <style:paragraph-properties fo:margin-left="0.1cm" fo:margin-right="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Rovnice" style:family="paragraph" style:parent-style-name="Caption"/>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e56ea5" officeooo:paragraph-rsid="00e56ea5"/>
    </style:style>
    <style:style style:name="MP2" style:family="paragraph" style:parent-style-name="Footer">
      <style:text-properties officeooo:paragraph-rsid="009ade57"/>
    </style:style>
    <style:style style:name="MP3" style:family="paragraph" style:parent-style-name="Header">
      <style:text-properties officeooo:rsid="005fcfd7" officeooo:paragraph-rsid="005fc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header>
        <text:p text:style-name="Header"/>
      </style:header>
    </style:master-page>
    <style:master-page style:name="Druhy" style:page-layout-name="Mpm3" draw:style-name="Mdp1">
      <style:header>
        <text:p text:style-name="MP1">Zahlavi</text:p>
      </style:header>
      <style:header-first>
        <text:p text:style-name="Header_20_left"/>
      </style:header-first>
      <style:footer>
        <text:p text:style-name="Footer"><text:page-number text:select-page="current">11</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3">awdaw</text:p>
      </style:header>
      <style:header-first>
        <text:p text:style-name="MP3">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3-05T12:00:55.303743000</dc:date>
    <meta:generator>LibreOffice/25.8.3.2$MacOSX_AARCH64 LibreOffice_project/8ca8d55c161d602844f5428fa4b58097424e324e</meta:generator>
    <meta:initial-creator/>
    <meta:creation-date>2025-12-28T20:01:58.000</meta:creation-date>
    <meta:keyword/>
    <meta:editing-duration>P3DT16H14M10S</meta:editing-duration>
    <meta:editing-cycles>176</meta:editing-cycles>
    <meta:document-statistic meta:table-count="1" meta:image-count="0" meta:object-count="2" meta:page-count="16" meta:paragraph-count="104" meta:word-count="2300" meta:character-count="17915" meta:non-whitespace-character-count="15730"/>
    <meta:user-defined meta:name="Category"/>
    <meta:user-defined meta:name="Company"/>
    <meta:user-defined meta:name="IndividualWorkKey"/>
    <meta:user-defined meta:name="Manager"/>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chartooo="http://openoffice.org/2010/chart" xmlns:fo="urn:oasis:names:tc:opendocument:xmlns:xsl-fo-compatible:1.0" xmlns:ooo="http://openoffice.org/2004/office" xmlns:office="urn:oasis:names:tc:opendocument:xmlns:office:1.0" office:version="1.4">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2cm" svg:height="8.955cm" xlink:href=".." xlink:type="simple" chart:class="chart:bar" chart:style-name="ch1">
        <chart:legend chart:legend-position="end" svg:x="13.637cm" svg:y="3.944cm" style:legend-expansion="high" chart:style-name="ch2"/>
        <chart:plot-area chart:style-name="ch3" svg:x="0.318cm" svg:y="0.179cm" svg:width="13.001cm" svg:height="8.597cm">
          <chart:coordinate-region svg:x="0.951cm" svg:y="0.371cm" svg:width="12.368cm" svg:height="8.214cm"/>
          <chart:axis chart:dimension="x" chart:name="primary-x" chart:style-name="ch4" chartooo:axis-type="auto">
            <chartooo:date-scale/>
            <chart:categories table:cell-range-address="Table1.$A$2:.$A$3"/>
          </chart:axis>
          <chart:axis chart:dimension="y" chart:name="primary-y" chart:style-name="ch5">
            <chart:grid chart:style-name="ch6" chart:class="major"/>
          </chart:axis>
          <chart:series chart:style-name="ch7" chart:values-cell-range-address="Table1.$B$2:.$B$3" chart:label-cell-address="Table1.$B$1" chart:class="chart:bar">
            <chart:data-point chart:repeated="2"/>
          </chart:series>
          <chart:series chart:style-name="ch8" chart:values-cell-range-address="Table1.$C$2:.$C$3" chart:label-cell-address="Table1.$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draw:g>
                  <svg:desc>Table1.$B$1</svg:desc>
                </draw:g>
              </table:table-cell>
              <table:table-cell office:value-type="string">
                <text:p/>
                <draw:g>
                  <svg:desc>Table1.$C$1</svg:desc>
                </draw:g>
              </table:table-cell>
            </table:table-row>
          </table:table-header-rows>
          <table:table-rows>
            <table:table-row>
              <table:table-cell office:value-type="string">
                <text:p/>
                <draw:g>
                  <svg:desc>Table1.$A$2:.$A$3</svg:desc>
                </draw:g>
              </table:table-cell>
              <table:table-cell office:value-type="float" office:value="NaN">
                <text:p>NaN</text:p>
                <draw:g>
                  <svg:desc>Table1.$B$2:.$B$3</svg:desc>
                </draw:g>
              </table:table-cell>
              <table:table-cell office:value-type="float" office:value="NaN">
                <text:p>NaN</text:p>
                <draw:g>
                  <svg:desc>Table1.$C$2:.$C$3</svg:desc>
                </draw:g>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3.2$MacOSX_AARCH64 LibreOffice_project/8ca8d55c161d602844f5428fa4b58097424e324e</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xlink="http://www.w3.org/1999/xlink" xmlns:drawooo="http://openoffice.org/2010/draw" xmlns:ooow="http://openoffice.org/2004/writer" xmlns:style="urn:oasis:names:tc:opendocument:xmlns:style:1.0" xmlns:chartooo="http://openoffice.org/2010/chart" xmlns:fo="urn:oasis:names:tc:opendocument:xmlns:xsl-fo-compatible:1.0" xmlns:ooo="http://openoffice.org/2004/office" xmlns:office="urn:oasis:names:tc:opendocument:xmlns:office:1.0" office:version="1.4">
  <office:styles/>
</office:document-styles>
</file>

<file path=Object 2/content.xml><?xml version="1.0" encoding="utf-8"?>
<math xmlns="http://www.w3.org/1998/Math/MathML" display="block">
  <semantics>
    <mrow>
      <mn>1</mn>
      <mo stretchy="false">⋅</mo>
      <mn>2</mn>
    </mrow>
    <annotation encoding="StarMath 5.0">1 cdot 2 </annotation>
  </semantics>
</math>
</file>